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128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1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Interfa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 app</text:p>
          </table:table-cell>
          <table:table-cell office:value-type="string" calcext:value-type="string">
            <text:p>AppType</text:p>
          </table:table-cell>
          <table:table-cell office:value-type="string" calcext:value-type="string">
            <text:p>[</text:p>
            <text:p>  {</text:p>
            <text:p>    "validator": "maxLength",</text:p>
            <text:p>    "arguments": {</text:p>
            <text:p>      "length": "1"</text:p>
            <text:p>    },</text:p>
            <text:p>    "errorMessages": {</text:p>
            <text:p>      "default": "Value is too long, should be at most $length characters long"</text:p>
            <text:p>    }</text:p>
            <text:p>  }</text:p>
            <text:p>]</text:p>
          </table:table-cell>
          <table:table-cell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 app-definition</text:p>
          </table:table-cell>
          <table:table-cell office:value-type="string" calcext:value-type="string">
            <text:p>Definition</text:p>
          </table:table-cell>
          <table:table-cell table:style-name="ce3" office:value-type="string" calcext:value-type="string">
            <text:p>description: 2234</text:p>
          </table:table-cell>
          <table:table-cell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 app-something</text:p>
          </table:table-cell>
          <table:table-cell office:value-type="string" calcext:value-type="string">
            <text:p>Something</text:p>
          </table:table-cell>
          <table:table-cell table:style-name="ce3" office:value-type="string" calcext:value-type="string">
            <text:p>description: "true"</text:p>
          </table:table-cell>
          <table:table-cell table:style-name="ce3" office:value-type="string" calcext:value-type="string">
            <text:p>"FalsE"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- app</text:p>
          </table:table-cell>
          <table:table-cell office:value-type="string" calcext:value-type="string">
            <text:p>AppType</text:p>
          </table:table-cell>
          <table:table-cell office:value-type="string" calcext:value-type="string">
            <text:p>[</text:p>
            <text:p>  {</text:p>
            <text:p>    "validator": "maxLength",</text:p>
            <text:p>    "arguments": {</text:p>
            <text:p>      "length": "1"</text:p>
            <text:p>    },</text:p>
            <text:p>    "errorMessages": {</text:p>
            <text:p>      "default": "Value is too long, should be at most $length characters long"</text:p>
            <text:p>    }</text:p>
            <text:p>  }</text:p>
            <text:p>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- app-definitio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escription: 123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#footer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 footer-definition</text:p>
          </table:table-cell>
          <table:table-cell office:value-type="string" calcext:value-type="string">
            <text:p>FooterDefinition</text:p>
          </table:table-cell>
          <table:table-cell office:value-type="string" calcext:value-type="string">
            <text:p>trim:1</text:p>
            <text:p>Max:8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.00.0000</text:date>, <text:time style:data-style-name="N2" text:time-value="15:50:52.063698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36:37.107024943</meta:creation-date>
    <dc:date>2018-10-25T17:05:42.901676813</dc:date>
    <meta:editing-duration>P1DT9H40S</meta:editing-duration>
    <meta:editing-cycles>27</meta:editing-cycles>
    <meta:generator>LibreOffice/5.1.6.2$Linux_X86_64 LibreOffice_project/10m0$Build-2</meta:generator>
    <meta:document-statistic meta:table-count="3" meta:cell-count="31" meta:object-count="0"/>
  </office:meta>
</office:document-meta>
</file>